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bottom" draw:auto-grow-height="fals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textarea-horizontal-align="justify" draw:textarea-vertical-align="top" draw:auto-grow-height="false"/>
    </style:style>
    <style:style style:name="gr7" style:family="graphic" style:parent-style-name="standard">
      <style:graphic-properties draw:stroke="dash" draw:stroke-dash="Fine_20_Dashed" svg:stroke-color="#000000" draw:fill-color="#ffffff" draw:textarea-horizontal-align="justify" draw:textarea-vertical-align="top" draw:auto-grow-height="false"/>
    </style:style>
    <style:style style:name="gr8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textarea-vertical-align="middle" draw:ole-draw-aspect="1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0.5pt" style:font-size-asian="10.5pt" style:font-size-complex="10.5pt"/>
    </style:style>
    <style:style style:name="P5" style:family="paragraph">
      <style:paragraph-properties fo:text-align="star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-33% 58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183cm" svg:height="1.016cm" svg:x="8.217cm" svg:y="5.489cm">
          <text:p text:style-name="P1"><text:span text:style-name="T1">&lt;task1, s1, 2cpu, 1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858cm" svg:height="3.302cm" svg:x="2.008cm" svg:y="1.024cm">
          <text:p text:style-name="P3">Framework 1 (R=3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032cm" svg:x="2.362cm" svg:y="2.04cm">
          <text:p text:style-name="P3">FW Schedul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2.362cm" svg:y="2.04cm">
          <text:p text:style-name="P3">Job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5.41cm" svg:y="2.04cm">
          <text:p text:style-name="P3">Job 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928cm" svg:height="2.57cm" svg:x="6.566cm" svg:y="7.336cm">
          <text:p text:style-name="P3"><text:s text:c="33"/>Controll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56cm" svg:height="1.808cm" svg:x="6.82cm" svg:y="7.69cm">
          <text:p text:style-name="P3">Allocation</text:p>
          <text:p text:style-name="P3">modul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3.212cm" svg:x="0.508cm" svg:y="15.854cm">
          <text:p text:style-name="P3">Slave 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1.981cm" svg:x="0.762cm" svg:y="16.8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88cm" svg:height="0.857cm" svg:x="1.267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88cm" svg:height="0.857cm" svg:x="3.555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3.212cm" svg:x="7.608cm" svg:y="15.854cm">
          <text:p text:style-name="P3">Slave 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1.981cm" svg:x="7.862cm" svg:y="16.8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88cm" svg:height="0.857cm" svg:x="8.367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88cm" svg:height="0.857cm" svg:x="10.655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3.212cm" svg:x="14.732cm" svg:y="15.854cm">
          <text:p text:style-name="P3">Slave 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1.981cm" svg:x="14.986cm" svg:y="16.8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88cm" svg:height="0.857cm" svg:x="15.491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88cm" svg:height="0.857cm" svg:x="17.779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3.212cm" svg:x="22.208cm" svg:y="15.854cm">
          <text:p text:style-name="P3">Slave 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08cm" svg:height="1.981cm" svg:x="22.462cm" svg:y="16.87cm">
          <text:p text:style-name="P3">Executo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88cm" svg:height="0.857cm" svg:x="22.867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88cm" svg:height="0.857cm" svg:x="25.255cm" svg:y="17.781cm">
          <text:p text:style-name="P3">Tas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3.302cm" svg:x="10.708cm" svg:y="1.024cm">
          <text:p text:style-name="P3">Framework 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032cm" svg:x="11.062cm" svg:y="2.04cm">
          <text:p text:style-name="P3">MPI Schedul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11.062cm" svg:y="2.04cm">
          <text:p text:style-name="P3">Job 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016cm" svg:x="14.11cm" svg:y="2.04cm">
          <text:p text:style-name="P3">Job 2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302cm" svg:y1="15.854cm" svg:x2="7.312cm" svg:y2="9.498cm">
          <text:p/>
        </draw:line>
        <draw:line draw:style-name="gr9" draw:text-style-name="P3" draw:layer="layout" svg:x1="8.612cm" svg:y1="9.498cm" svg:x2="4.618cm" svg:y2="15.854cm">
          <text:p/>
        </draw:line>
        <draw:line draw:style-name="gr9" draw:text-style-name="P3" draw:layer="layout" svg:x1="11.922cm" svg:y1="9.498cm" svg:x2="18.188cm" svg:y2="15.854cm">
          <text:p/>
        </draw:line>
        <draw:frame draw:style-name="gr10" draw:layer="layout" svg:width="1.812cm" svg:height="0.962cm" svg:x="20.696cm" svg:y="16.764cm">
          <draw:text-box>
            <text:p>…</text:p>
          </draw:text-box>
        </draw:frame>
        <draw:line draw:style-name="gr9" draw:text-style-name="P3" draw:layer="layout" svg:x1="7.704cm" svg:y1="7.69cm" svg:x2="5.418cm" svg:y2="4.326cm">
          <text:p/>
        </draw:line>
        <draw:custom-shape draw:style-name="gr1" draw:text-style-name="P4" draw:layer="layout" svg:width="5.061cm" svg:height="1.27cm" svg:x="1.27cm" svg:y="5.359cm">
          <text:p text:style-name="P4"><text:span text:style-name="T1">&lt;12cpu / R, 12gb / R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27cm" svg:height="1.27cm" svg:x="5.781cm" svg:y="5.385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7.018cm" svg:y1="4.326cm" svg:x2="9.304cm" svg:y2="7.69cm">
          <text:p/>
        </draw:line>
        <draw:custom-shape draw:style-name="gr1" draw:text-style-name="P3" draw:layer="layout" svg:width="1.27cm" svg:height="1.27cm" svg:x="7.482cm" svg:y="5.38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7.018cm" svg:y1="15.854cm" svg:x2="10.722cm" svg:y2="9.498cm">
          <text:p/>
        </draw:line>
        <draw:custom-shape draw:style-name="gr1" draw:text-style-name="P4" draw:layer="layout" svg:width="4.064cm" svg:height="1.016cm" svg:x="1.417cm" svg:y="11.389cm">
          <text:p text:style-name="P5"><text:span text:style-name="T1">&lt;s</text:span><text:span text:style-name="T2">1</text:span><text:span text:style-name="T1">, 4cpu, 4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27cm" svg:height="1.27cm" svg:x="5.002cm" svg:y="11.254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27cm" svg:height="1.27cm" svg:x="12.403cm" svg:y="11.25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27cm" svg:height="1.27cm" svg:x="6.503cm" svg:y="11.255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5.448cm" svg:height="1.016cm" svg:x="14.618cm" svg:y="11.39cm">
          <text:p text:style-name="P1"><text:span text:style-name="T1">&lt;fw3, task1, 2cpu, 1gb, 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27cm" svg:height="1.27cm" svg:x="13.905cm" svg:y="11.257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0.2cm" svg:height="0.474cm" svg:x="13.028cm" svg:y="10.00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3" draw:layer="layout" svg:width="1.999cm" svg:height="0.999cm" svg:x="13.028cm" svg:y="10.0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8:56:18.086465240</meta:creation-date>
    <dc:date>2016-05-22T00:36:14.596166057</dc:date>
    <meta:editing-duration>PT1H46M27S</meta:editing-duration>
    <meta:editing-cycles>43</meta:editing-cycles>
    <meta:generator>LibreOffice/4.2.8.2$Linux_X86_64 LibreOffice_project/420m0$Build-2</meta:generator>
    <meta:document-statistic meta:object-count="6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